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cfd94" officeooo:paragraph-rsid="000cfd94"/>
    </style:style>
    <style:style style:name="P2" style:family="paragraph" style:parent-style-name="Standard">
      <style:text-properties officeooo:rsid="000e0516" officeooo:paragraph-rsid="000e0516"/>
    </style:style>
    <style:style style:name="P3" style:family="paragraph" style:parent-style-name="Standard">
      <style:text-properties officeooo:rsid="000e0516" officeooo:paragraph-rsid="000fc854"/>
    </style:style>
    <style:style style:name="P4" style:family="paragraph" style:parent-style-name="Standard">
      <style:text-properties officeooo:rsid="000fc854" officeooo:paragraph-rsid="000fc854"/>
    </style:style>
    <style:style style:name="P5" style:family="paragraph" style:parent-style-name="Standard">
      <style:text-properties officeooo:rsid="0010dbb6" officeooo:paragraph-rsid="0010dbb6"/>
    </style:style>
    <style:style style:name="P6" style:family="paragraph" style:parent-style-name="Standard">
      <style:text-properties officeooo:rsid="0013155b" officeooo:paragraph-rsid="0013155b"/>
    </style:style>
    <style:style style:name="P7" style:family="paragraph" style:parent-style-name="Standard" style:list-style-name="L1">
      <style:text-properties officeooo:rsid="000cfd94" officeooo:paragraph-rsid="000cfd94"/>
    </style:style>
    <style:style style:name="T1" style:family="text">
      <style:text-properties officeooo:rsid="000e0516"/>
    </style:style>
    <style:style style:name="T2" style:family="text">
      <style:text-properties officeooo:rsid="000fc854"/>
    </style:style>
    <style:style style:name="T3" style:family="text">
      <style:text-properties officeooo:rsid="0015ee5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jor Project Week 1</text:p>
      <text:p text:style-name="P1"/>
      <text:p text:style-name="P1">I began by sitting down with the client and discussed what their needs were and the problems that they face that they would like to be solved through a website;</text:p>
      <text:p text:style-name="P1"/>
      <text:p text:style-name="P1">The clients current major problems are;</text:p>
      <text:p text:style-name="P1"/>
      <text:list xml:id="list2042319473" text:style-name="L1">
        <text:list-item>
          <text:p text:style-name="P7">Large amount of paperwork</text:p>
        </text:list-item>
        <text:list-item>
          <text:p text:style-name="P7">Illegible paperwork</text:p>
        </text:list-item>
        <text:list-item>
          <text:p text:style-name="P7">Paperwork being sent late</text:p>
        </text:list-item>
        <text:list-item>
          <text:p text:style-name="P7">Not knowing who has completed their paperwork</text:p>
        </text:list-item>
        <text:list-item>
          <text:p text:style-name="P7">Searching for data across numerous websites</text:p>
        </text:list-item>
        <text:list-item>
          <text:p text:style-name="P7">Having to convert paperwork into digital copies</text:p>
        </text:list-item>
      </text:list>
      <text:p text:style-name="P1"/>
      <text:p text:style-name="P1">I discussed solutions that I think will alleviate the problems listed above, we discussed how I would implement the solutions and how the client would go about <text:span text:style-name="T1">editing information if and when needed. </text:span></text:p>
      <text:p text:style-name="P1"/>
      <text:p text:style-name="P2">The client gave me an example of the current form that has to filled in by each official after each event. I made notes on how I would digitise it. The client then talked about what he would like to be done with the data once it has been input. He would like the form to be saved to the officials profile and emailed to him (the client) in the form of a PDF in the exact same format as the example form. </text:p>
      <text:p text:style-name="P3">The email should be sent automatically as soon as the official saves their report.</text:p>
      <text:p text:style-name="P3">The email shoul<text:span text:style-name="T2">d read as; </text:span></text:p>
      <text:p text:style-name="P4">Dear x</text:p>
      <text:p text:style-name="P4">Refere<text:span text:style-name="T3">e</text:span> name has completed report on time and date</text:p>
      <text:p text:style-name="P4">The client also request a text message if possible.</text:p>
      <text:p text:style-name="P3"/>
      <text:p text:style-name="P4">After the meeting I sat down and made a rough outline of what I thought the database should consist of. I then set up a LAMP system on my laptop and installed myphpadmin. I had never used it before so there was a little bit of learning curve but overall it was fairly straight forward to use. I built the basic database and started to populate it with data to check its functionality. So far so good.</text:p>
      <text:p text:style-name="P4"/>
      <text:p text:style-name="P5">Day 2 </text:p>
      <text:p text:style-name="P5"/>
      <text:p text:style-name="P5">starting to work on log in page, looking at facebook/google/email log in</text:p>
      <text:p text:style-name="P5">using bootstrap for a basic test page</text:p>
      <text:p text:style-name="P5">used <text:a xlink:type="simple" xlink:href="https://www.favicon-generator.org/" text:style-name="Internet_20_link" text:visited-style-name="Visited_20_Internet_20_Link">https://www.favicon-generator.org/</text:a> to create a favicon set</text:p>
      <text:p text:style-name="P5"/>
      <text:p text:style-name="P6">Day 4</text:p>
      <text:p text:style-name="P6"/>
      <text:p text:style-name="P6">After some deliberation I have decided <text:span text:style-name="T3">to</text:span> stick with a more traditional log <text:span text:style-name="T3">system I have </text:span>got the email log in to work for users <text:span text:style-name="T3">just need to work on adm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9T14:09:31.924806706</meta:creation-date>
    <dc:date>2018-02-27T11:14:16.546026916</dc:date>
    <meta:editing-duration>PT1H59M37S</meta:editing-duration>
    <meta:editing-cycles>4</meta:editing-cycles>
    <meta:generator>LibreOffice/6.0.1.1$Linux_X86_64 LibreOffice_project/00m0$Build-1</meta:generator>
    <meta:document-statistic meta:table-count="0" meta:image-count="0" meta:object-count="0" meta:page-count="1" meta:paragraph-count="23" meta:word-count="369" meta:character-count="1986" meta:non-whitespace-character-count="1642"/>
  </office:meta>
</office:document-meta>
</file>